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line-height="200%" fo:text-align="center" style:justify-single-word="false" fo:orphans="2" fo:widows="2" fo:text-indent="0in" style:auto-text-indent="false"/>
      <style:text-properties fo:font-variant="normal" fo:text-transform="none" fo:color="#333333" style:font-name="Calibri" fo:font-size="12pt" fo:letter-spacing="normal" fo:font-style="normal" fo:font-weight="normal" officeooo:paragraph-rsid="00256f43" style:font-size-asian="12pt" style:font-name-complex="Times" style:font-size-complex="12pt"/>
    </style:style>
    <style:style style:name="P2"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0256f43" style:font-size-asian="12pt" style:font-size-complex="12pt"/>
    </style:style>
    <style:style style:name="P3"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12e9d8f" style:font-size-asian="12pt" style:font-size-complex="12pt"/>
    </style:style>
    <style:style style:name="P4"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02b3608" officeooo:paragraph-rsid="012e9d8f" style:font-size-asian="12pt" style:font-size-complex="12pt"/>
    </style:style>
    <style:style style:name="P5" style:family="paragraph" style:parent-style-name="Standard">
      <style:paragraph-properties fo:margin-left="0in" fo:margin-right="0in" fo:line-height="100%" fo:orphans="2" fo:widows="2" fo:text-indent="0in" style:auto-text-indent="false"/>
      <style:text-properties fo:font-variant="normal" fo:text-transform="none" fo:color="#333333" style:font-name="Calibri" fo:font-size="12pt" fo:letter-spacing="normal" fo:font-style="normal" fo:font-weight="normal" officeooo:paragraph-rsid="012e9d8f" style:font-size-asian="12pt" style:font-size-complex="12pt"/>
    </style:style>
    <style:style style:name="P6" style:family="paragraph" style:parent-style-name="Standard">
      <style:paragraph-properties fo:margin-left="0in" fo:margin-right="0in" fo:line-height="100%" fo:orphans="2" fo:widows="2" fo:text-indent="0in" style:auto-text-indent="false"/>
      <style:text-properties fo:font-variant="normal" fo:text-transform="none" fo:color="#333333" style:font-name="Calibri" fo:font-size="12pt" fo:letter-spacing="normal" fo:font-style="normal" fo:font-weight="normal" officeooo:paragraph-rsid="020d2fd4" style:font-size-asian="12pt" style:font-size-complex="12pt"/>
    </style:style>
    <style:style style:name="P7" style:family="paragraph" style:parent-style-name="Standard">
      <style:paragraph-properties fo:margin-left="0in" fo:margin-right="0in" fo:line-height="100%" fo:orphans="2" fo:widows="2" fo:text-indent="0in" style:auto-text-indent="false"/>
      <style:text-properties fo:font-variant="normal" fo:text-transform="none" fo:color="#333333" style:font-name="Calibri" fo:font-size="12pt" fo:letter-spacing="normal" fo:font-style="normal" fo:font-weight="normal" officeooo:paragraph-rsid="029632d7" style:font-size-asian="12pt" style:font-size-complex="12pt"/>
    </style:style>
    <style:style style:name="P8" style:family="paragraph" style:parent-style-name="Standard">
      <style:paragraph-properties fo:margin-left="0in" fo:margin-right="0in" fo:line-height="100%" fo:orphans="2" fo:widows="2" fo:text-indent="0in" style:auto-text-indent="false"/>
      <style:text-properties fo:font-variant="normal" fo:text-transform="none" fo:color="#333333" style:font-name="Calibri" fo:font-size="12pt" fo:letter-spacing="normal" fo:font-style="normal" fo:font-weight="normal" officeooo:paragraph-rsid="02c33095" style:font-size-asian="12pt" style:font-size-complex="12pt"/>
    </style:style>
    <style:style style:name="P9" style:family="paragraph" style:parent-style-name="Standard">
      <style:paragraph-properties fo:margin-left="0in" fo:margin-right="0in" fo:line-height="100%" fo:orphans="2" fo:widows="2" fo:text-indent="0in" style:auto-text-indent="false"/>
      <style:text-properties fo:font-variant="normal" fo:text-transform="none" fo:color="#333333" style:font-name="Calibri" fo:font-size="12pt" fo:letter-spacing="normal" fo:font-style="normal" fo:font-weight="normal" officeooo:paragraph-rsid="036cbf9e" style:font-size-asian="12pt" style:font-size-complex="12pt"/>
    </style:style>
    <style:style style:name="P10" style:family="paragraph" style:parent-style-name="Standard">
      <style:paragraph-properties fo:line-height="200%" fo:text-align="center" style:justify-single-word="false"/>
      <style:text-properties style:font-name="Calibri" fo:font-size="12pt" fo:letter-spacing="0.0102in" officeooo:paragraph-rsid="00256f43" style:letter-kerning="true" style:font-name-asian="Times New Roman" style:font-size-asian="12pt" style:font-name-complex="Times" style:font-size-complex="12pt"/>
    </style:style>
    <style:style style:name="P11" style:family="paragraph" style:parent-style-name="Standard">
      <style:paragraph-properties fo:line-height="200%" fo:text-align="center" style:justify-single-word="false"/>
      <style:text-properties style:font-name="Calibri" fo:font-size="12pt" fo:letter-spacing="0.0102in" officeooo:rsid="0025b508" officeooo:paragraph-rsid="0025b508" style:letter-kerning="true" style:font-name-asian="Times New Roman" style:font-size-asian="12pt" style:font-name-complex="Times" style:font-size-complex="12pt"/>
    </style:style>
    <style:style style:name="P12" style:family="paragraph" style:parent-style-name="Standard">
      <style:paragraph-properties fo:line-height="200%" fo:text-align="center" style:justify-single-word="false"/>
      <style:text-properties style:font-name="Calibri" fo:font-size="12pt" officeooo:rsid="01a622f2" officeooo:paragraph-rsid="01a622f2" style:font-size-asian="12pt" style:font-size-complex="12pt"/>
    </style:style>
    <style:style style:name="P13" style:family="paragraph" style:parent-style-name="Footnote">
      <style:text-properties officeooo:rsid="02fe0039" officeooo:paragraph-rsid="02ff9abd"/>
    </style:style>
    <style:style style:name="P14" style:family="paragraph" style:parent-style-name="Standard" style:master-page-name="First_20_Page">
      <style:paragraph-properties fo:margin-left="0in" fo:margin-right="0in" fo:line-height="200%" fo:orphans="2" fo:widows="2" fo:text-indent="0in" style:auto-text-indent="false" style:page-number="auto"/>
      <style:text-properties fo:font-variant="normal" fo:text-transform="none" fo:color="#333333" style:font-name="Calibri" fo:font-size="12pt" fo:letter-spacing="normal" fo:font-style="normal" fo:font-weight="normal" officeooo:paragraph-rsid="00256f43" style:font-size-asian="12pt" style:font-size-complex="12pt"/>
    </style:style>
    <style:style style:name="P15" style:family="paragraph" style:parent-style-name="Standard">
      <style:paragraph-properties fo:margin-left="0in" fo:margin-right="0in" fo:line-height="100%" fo:orphans="2" fo:widows="2" fo:text-indent="0in" style:auto-text-indent="false"/>
      <style:text-properties fo:font-variant="normal" fo:text-transform="none" fo:color="#333333" style:font-name="Calibri" fo:font-size="12pt" fo:letter-spacing="normal" fo:font-style="normal" fo:font-weight="normal" officeooo:rsid="03ee1f46" officeooo:paragraph-rsid="036cbf9e" style:font-size-asian="12pt" style:font-style-asian="normal" style:font-size-complex="12pt" style:font-style-complex="normal"/>
    </style:style>
    <style:style style:name="P16" style:family="paragraph" style:parent-style-name="Standard">
      <style:paragraph-properties fo:margin-left="0in" fo:margin-right="0in" fo:line-height="100%" fo:orphans="2" fo:widows="2" fo:text-indent="0in" style:auto-text-indent="false"/>
      <style:text-properties fo:font-variant="normal" fo:text-transform="none" fo:color="#333333" style:font-name="Calibri" fo:font-size="12pt" fo:letter-spacing="normal" fo:font-style="normal" fo:font-weight="normal" officeooo:paragraph-rsid="036cbf9e" style:font-size-asian="12pt" style:font-size-complex="12pt"/>
    </style:style>
    <style:style style:name="P17" style:family="paragraph" style:parent-style-name="Standard">
      <style:paragraph-properties fo:margin-left="0in" fo:margin-right="0in" fo:line-height="100%" fo:orphans="2" fo:widows="2" fo:text-indent="0in" style:auto-text-indent="false"/>
      <style:text-properties fo:font-variant="normal" fo:text-transform="none" fo:color="#333333" style:font-name="Calibri" fo:font-size="12pt" fo:letter-spacing="normal" fo:font-style="normal" fo:font-weight="normal" officeooo:paragraph-rsid="0443e747" style:font-size-asian="12pt" style:font-size-complex="12pt"/>
    </style:style>
    <style:style style:name="P18" style:family="paragraph" style:parent-style-name="Footnote">
      <style:text-properties fo:font-variant="normal" fo:text-transform="none" style:text-position="0% 100%" fo:font-style="normal" style:text-underline-style="none" fo:font-weight="normal"/>
    </style:style>
    <style:style style:name="P19" style:family="paragraph" style:parent-style-name="Footnote">
      <style:text-properties fo:font-variant="normal" fo:text-transform="none" style:text-position="0% 100%" fo:font-style="normal" style:text-underline-style="none" fo:font-weight="normal" officeooo:rsid="031752ec" officeooo:paragraph-rsid="031752ec"/>
    </style:style>
    <style:style style:name="P20" style:family="paragraph" style:parent-style-name="Footnote">
      <style:text-properties fo:font-variant="normal" fo:text-transform="none" style:text-position="0% 100%" fo:font-style="normal" style:text-underline-style="none" fo:font-weight="normal" officeooo:rsid="03a9210f" officeooo:paragraph-rsid="03a9210f"/>
    </style:style>
    <style:style style:name="P21" style:family="paragraph" style:parent-style-name="Footnote">
      <style:text-properties officeooo:rsid="044d2f0f" officeooo:paragraph-rsid="044d2f0f"/>
    </style:style>
    <style:style style:name="T1" style:family="text">
      <style:text-properties officeooo:rsid="01a1e8ca"/>
    </style:style>
    <style:style style:name="T2" style:family="text">
      <style:text-properties officeooo:rsid="00256f43"/>
    </style:style>
    <style:style style:name="T3" style:family="text">
      <style:text-properties officeooo:rsid="0025b508"/>
    </style:style>
    <style:style style:name="T4" style:family="text">
      <style:text-properties officeooo:rsid="0027f690"/>
    </style:style>
    <style:style style:name="T5" style:family="text">
      <style:text-properties officeooo:rsid="01a51eb7"/>
    </style:style>
    <style:style style:name="T6" style:family="text">
      <style:text-properties officeooo:rsid="01a77c33"/>
    </style:style>
    <style:style style:name="T7" style:family="text">
      <style:text-properties fo:font-variant="normal" fo:text-transform="none" style:text-position="0% 100%" fo:font-style="normal" style:text-underline-style="none" fo:font-weight="normal"/>
    </style:style>
    <style:style style:name="T8" style:family="text">
      <style:text-properties fo:font-variant="normal" fo:text-transform="none" style:text-position="0% 100%" fo:font-style="normal" style:text-underline-style="none" fo:font-weight="normal" officeooo:rsid="02fe0219"/>
    </style:style>
    <style:style style:name="T9" style:family="text">
      <style:text-properties fo:font-variant="normal" fo:text-transform="none" style:text-position="0% 100%" fo:font-style="normal" style:text-underline-style="none" fo:font-weight="normal" officeooo:rsid="037f991e"/>
    </style:style>
    <style:style style:name="T10" style:family="text">
      <style:text-properties officeooo:rsid="020d2fd4"/>
    </style:style>
    <style:style style:name="T11" style:family="text">
      <style:text-properties officeooo:rsid="024dfaec"/>
    </style:style>
    <style:style style:name="T12" style:family="text">
      <style:text-properties fo:font-style="italic" officeooo:rsid="01a77c33" style:font-style-asian="italic" style:font-style-complex="italic"/>
    </style:style>
    <style:style style:name="T13" style:family="text">
      <style:text-properties fo:font-style="italic" officeooo:rsid="03b46216" style:font-style-asian="italic" style:font-style-complex="italic"/>
    </style:style>
    <style:style style:name="T14" style:family="text">
      <style:text-properties fo:font-style="italic" style:text-underline-style="none" officeooo:rsid="020d2fd4" style:font-style-asian="italic" style:font-style-complex="italic"/>
    </style:style>
    <style:style style:name="T15" style:family="text">
      <style:text-properties style:text-underline-style="none" officeooo:rsid="020d2fd4"/>
    </style:style>
    <style:style style:name="T16" style:family="text">
      <style:text-properties officeooo:rsid="03b46216" style:font-style-asian="normal" style:font-style-complex="normal"/>
    </style:style>
    <style:style style:name="T17" style:family="text">
      <style:text-properties officeooo:rsid="03b52aaf" style:font-style-asian="normal" style:font-style-complex="normal"/>
    </style:style>
    <style:style style:name="T18" style:family="text">
      <style:text-properties officeooo:rsid="03b84181" style:font-style-asian="normal" style:font-style-complex="normal"/>
    </style:style>
    <style:style style:name="T19" style:family="text">
      <style:text-properties officeooo:rsid="03badee9" style:font-style-asian="normal" style:font-style-complex="normal"/>
    </style:style>
    <style:style style:name="T20" style:family="text">
      <style:text-properties officeooo:rsid="03bc575d" style:font-style-asian="normal" style:font-style-complex="normal"/>
    </style:style>
    <style:style style:name="T21" style:family="text">
      <style:text-properties officeooo:rsid="03bded29" style:font-style-asian="normal" style:font-style-complex="normal"/>
    </style:style>
    <style:style style:name="T22" style:family="text">
      <style:text-properties officeooo:rsid="03beed81" style:font-style-asian="normal" style:font-style-complex="normal"/>
    </style:style>
    <style:style style:name="T23" style:family="text">
      <style:text-properties officeooo:rsid="03c25db9" style:font-style-asian="normal" style:font-style-complex="normal"/>
    </style:style>
    <style:style style:name="T24" style:family="text">
      <style:text-properties officeooo:rsid="03c27fec" style:font-style-asian="normal" style:font-style-complex="normal"/>
    </style:style>
    <style:style style:name="T25" style:family="text">
      <style:text-properties officeooo:rsid="03c3a103" style:font-style-asian="normal" style:font-style-complex="normal"/>
    </style:style>
    <style:style style:name="T26" style:family="text">
      <style:text-properties officeooo:rsid="03c3c50c" style:font-style-asian="normal" style:font-style-complex="normal"/>
    </style:style>
    <style:style style:name="T27" style:family="text">
      <style:text-properties officeooo:rsid="03c91380" style:font-style-asian="normal" style:font-style-complex="normal"/>
    </style:style>
    <style:style style:name="T28" style:family="text">
      <style:text-properties officeooo:rsid="03cc0c74" style:font-style-asian="normal" style:font-style-complex="normal"/>
    </style:style>
    <style:style style:name="T29" style:family="text">
      <style:text-properties officeooo:rsid="03cf9fff" style:font-style-asian="normal" style:font-style-complex="normal"/>
    </style:style>
    <style:style style:name="T30" style:family="text">
      <style:text-properties officeooo:rsid="03d01cb5" style:font-style-asian="normal" style:font-style-complex="normal"/>
    </style:style>
    <style:style style:name="T31" style:family="text">
      <style:text-properties officeooo:rsid="03d0df39" style:font-style-asian="normal" style:font-style-complex="normal"/>
    </style:style>
    <style:style style:name="T32" style:family="text">
      <style:text-properties officeooo:rsid="03d242f9" style:font-style-asian="normal" style:font-style-complex="normal"/>
    </style:style>
    <style:style style:name="T33" style:family="text">
      <style:text-properties officeooo:rsid="03d2dc1e" style:font-style-asian="normal" style:font-style-complex="normal"/>
    </style:style>
    <style:style style:name="T34" style:family="text">
      <style:text-properties officeooo:rsid="03d32d31" style:font-style-asian="normal" style:font-style-complex="normal"/>
    </style:style>
    <style:style style:name="T35" style:family="text">
      <style:text-properties officeooo:rsid="03d4772c" style:font-style-asian="normal" style:font-style-complex="normal"/>
    </style:style>
    <style:style style:name="T36" style:family="text">
      <style:text-properties officeooo:rsid="03d7c718" style:font-style-asian="normal" style:font-style-complex="normal"/>
    </style:style>
    <style:style style:name="T37" style:family="text">
      <style:text-properties officeooo:rsid="03dca6d9" style:font-style-asian="normal" style:font-style-complex="normal"/>
    </style:style>
    <style:style style:name="T38" style:family="text">
      <style:text-properties officeooo:rsid="03eace28" style:font-style-asian="normal" style:font-style-complex="normal"/>
    </style:style>
    <style:style style:name="T39" style:family="text">
      <style:text-properties officeooo:rsid="03ecc551" style:font-style-asian="normal" style:font-style-complex="normal"/>
    </style:style>
    <style:style style:name="T40" style:family="text">
      <style:text-properties officeooo:rsid="03ee1f46" style:font-style-asian="normal" style:font-style-complex="normal"/>
    </style:style>
    <style:style style:name="T41" style:family="text">
      <style:text-properties officeooo:rsid="03f408c9" style:font-style-asian="normal" style:font-style-complex="normal"/>
    </style:style>
    <style:style style:name="T42" style:family="text">
      <style:text-properties officeooo:rsid="03f5d273" style:font-style-asian="normal" style:font-style-complex="normal"/>
    </style:style>
    <style:style style:name="T43" style:family="text">
      <style:text-properties officeooo:rsid="03f95aae" style:font-style-asian="normal" style:font-style-complex="normal"/>
    </style:style>
    <style:style style:name="T44" style:family="text">
      <style:text-properties officeooo:rsid="03fab633" style:font-style-asian="normal" style:font-style-complex="normal"/>
    </style:style>
    <style:style style:name="T45" style:family="text">
      <style:text-properties officeooo:rsid="03fb1fe7" style:font-style-asian="normal" style:font-style-complex="normal"/>
    </style:style>
    <style:style style:name="T46" style:family="text">
      <style:text-properties officeooo:rsid="03fed322" style:font-style-asian="normal" style:font-style-complex="normal"/>
    </style:style>
    <style:style style:name="T47" style:family="text">
      <style:text-properties officeooo:rsid="0400ff74" style:font-style-asian="normal" style:font-style-complex="normal"/>
    </style:style>
    <style:style style:name="T48" style:family="text">
      <style:text-properties officeooo:rsid="04028864" style:font-style-asian="normal" style:font-style-complex="normal"/>
    </style:style>
    <style:style style:name="T49" style:family="text">
      <style:text-properties officeooo:rsid="0403b978" style:font-style-asian="normal" style:font-style-complex="normal"/>
    </style:style>
    <style:style style:name="T50" style:family="text">
      <style:text-properties officeooo:rsid="0406e5db" style:font-style-asian="normal" style:font-style-complex="normal"/>
    </style:style>
    <style:style style:name="T51" style:family="text">
      <style:text-properties officeooo:rsid="04080977" style:font-style-asian="normal" style:font-style-complex="normal"/>
    </style:style>
    <style:style style:name="T52" style:family="text">
      <style:text-properties officeooo:rsid="0408aac2" style:font-style-asian="normal" style:font-style-complex="normal"/>
    </style:style>
    <style:style style:name="T53" style:family="text">
      <style:text-properties officeooo:rsid="040925d5" style:font-style-asian="normal" style:font-style-complex="normal"/>
    </style:style>
    <style:style style:name="T54" style:family="text">
      <style:text-properties officeooo:rsid="040a76d5" style:font-style-asian="normal" style:font-style-complex="normal"/>
    </style:style>
    <style:style style:name="T55" style:family="text">
      <style:text-properties officeooo:rsid="040c2654" style:font-style-asian="normal" style:font-style-complex="normal"/>
    </style:style>
    <style:style style:name="T56" style:family="text">
      <style:text-properties officeooo:rsid="040cac81" style:font-style-asian="normal" style:font-style-complex="normal"/>
    </style:style>
    <style:style style:name="T57" style:family="text">
      <style:text-properties officeooo:rsid="040e248d" style:font-style-asian="normal" style:font-style-complex="normal"/>
    </style:style>
    <style:style style:name="T58" style:family="text">
      <style:text-properties officeooo:rsid="04103861" style:font-style-asian="normal" style:font-style-complex="normal"/>
    </style:style>
    <style:style style:name="T59" style:family="text">
      <style:text-properties officeooo:rsid="0410b39d" style:font-style-asian="normal" style:font-style-complex="normal"/>
    </style:style>
    <style:style style:name="T60" style:family="text">
      <style:text-properties officeooo:rsid="041254a5" style:font-style-asian="normal" style:font-style-complex="normal"/>
    </style:style>
    <style:style style:name="T61" style:family="text">
      <style:text-properties officeooo:rsid="041b2208" style:font-style-asian="normal" style:font-style-complex="normal"/>
    </style:style>
    <style:style style:name="T62" style:family="text">
      <style:text-properties officeooo:rsid="041c29f8" style:font-style-asian="normal" style:font-style-complex="normal"/>
    </style:style>
    <style:style style:name="T63" style:family="text">
      <style:text-properties officeooo:rsid="041c6240" style:font-style-asian="normal" style:font-style-complex="normal"/>
    </style:style>
    <style:style style:name="T64" style:family="text">
      <style:text-properties officeooo:rsid="041d15de" style:font-style-asian="normal" style:font-style-complex="normal"/>
    </style:style>
    <style:style style:name="T65" style:family="text">
      <style:text-properties officeooo:rsid="041ebf97" style:font-style-asian="normal" style:font-style-complex="normal"/>
    </style:style>
    <style:style style:name="T66" style:family="text">
      <style:text-properties officeooo:rsid="041fcbd2" style:font-style-asian="normal" style:font-style-complex="normal"/>
    </style:style>
    <style:style style:name="T67" style:family="text">
      <style:text-properties officeooo:rsid="0420b9b4" style:font-style-asian="normal" style:font-style-complex="normal"/>
    </style:style>
    <style:style style:name="T68" style:family="text">
      <style:text-properties officeooo:rsid="0420d05b" style:font-style-asian="normal" style:font-style-complex="normal"/>
    </style:style>
    <style:style style:name="T69" style:family="text">
      <style:text-properties officeooo:rsid="0421b394" style:font-style-asian="normal" style:font-style-complex="normal"/>
    </style:style>
    <style:style style:name="T70" style:family="text">
      <style:text-properties officeooo:rsid="04231cdd" style:font-style-asian="normal" style:font-style-complex="normal"/>
    </style:style>
    <style:style style:name="T71" style:family="text">
      <style:text-properties officeooo:rsid="044b7b13" style:font-style-asian="normal" style:font-style-complex="normal"/>
    </style:style>
    <style:style style:name="T72" style:family="text">
      <style:text-properties officeooo:rsid="028eeca3"/>
    </style:style>
    <style:style style:name="T73" style:family="text">
      <style:text-properties officeooo:rsid="03265da0"/>
    </style:style>
    <style:style style:name="T74" style:family="text">
      <style:text-properties officeooo:rsid="0380ad5f"/>
    </style:style>
    <style:style style:name="T75" style:family="text">
      <style:text-properties officeooo:rsid="03e645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
      <text:p text:style-name="P2"/>
      <text:p text:style-name="P2"/>
      <text:p text:style-name="P2"/>
      <text:p text:style-name="P2"/>
      <text:p text:style-name="P2"/>
      <text:p text:style-name="P2"/>
      <text:p text:style-name="P2"/>
      <text:p text:style-name="P10"><text:span text:style-name="T2">MACS</text:span> <text:span text:style-name="T4">30000</text:span>: <text:span text:style-name="T4">Perspectives on Computational Analysis</text:span></text:p>
      <text:p text:style-name="P11">Benjamin Soltoff, Rick Evans</text:p>
      <text:p text:style-name="P10">Julian McClellan</text:p>
      <text:p text:style-name="P12">World of Warcraft <text:span text:style-name="T75">LFG System</text:span>: Increasing End-game Content <text:span text:style-name="T11">Participation</text:span></text:p>
      <text:p text:style-name="P1">1<text:span text:style-name="T3">0</text:span>/<text:span text:style-name="T5">24/</text:span>201<text:span text:style-name="T3">6</text:span></text:p>
      <text:p text:style-name="P2"/>
      <text:p text:style-name="P2"/>
      <text:p text:style-name="P2"/>
      <text:p text:style-name="P2"/>
      <text:p text:style-name="P2"/>
      <text:p text:style-name="P2"/>
      <text:p text:style-name="P2"/>
      <text:p text:style-name="P2"/>
      <text:p text:style-name="P3"/>
      <text:p text:style-name="P4"><text:tab/></text:p>
      <text:p text:style-name="P5"><text:soft-page-break/><text:tab/><text:span text:style-name="T6">In </text:span><text:span text:style-name="T12">World of Warcraft</text:span><text:span text:style-name="T6"> (</text:span><text:span text:style-name="T12">WoW</text:span><text:span text:style-name="T6">), players advance their characters through a series of levels, acquiring new abilities and gear, eventually reaching the level cap. </text:span><text:span text:style-name="T12">WoW </text:span><text:span text:style-name="T6">makes a large chunk of content available only to players at this level cap. This “end-game” content largely consists of different tiers of “dungeons”, with the more difficult tiers requiring better equipped and more players to complete, but also yielding greater rewards. The difficulty of end-game dungeon tiers can be approximated by the player capacity of the dungeon itself. End-game dungeons can be divided into 3 tiers: 5, 10, and 25 player dungeons. At the higher tiers, 10 and 25 player dungeons are expected to be tackled by groups of players organized into “guilds”. On the other hand, 5 player dungeons can typically be completed by disparate groups of players who have recently reached the level cap. Indeed, these 5 player dungeons are effectively an entry-level tier, where new level cap players are expected to acquire the gear needed to tackle the higher tier dungeons.</text:span></text:p>
      <text:p text:style-name="P5"/>
      <text:p text:style-name="P7"><text:span text:style-name="T10"><text:tab/>For years after </text:span><text:span text:style-name="T14">WoW</text:span><text:span text:style-name="T15">'s</text:span><text:span text:style-name="T10"> release, 5 player dungeons faced a coordination problem. The entry-level aspect of these dungeons typically put them beneath the scrutiny of guilds, and finding a group often consisted of utilizing an open Looking for Group (LFG) channel to connect with other players looking to complete the same dungeon. Further complicating the matter were group composition constraints.</text:span><text:span text:style-name="T10"><text:note text:id="ftn1" text:note-class="footnote"><text:note-citation>1</text:note-citation><text:note-body><text:p text:style-name="P13"><text:span text:style-name="T7">In the simplest possible terms, group composition ha</text:span><text:span text:style-name="T9">s</text:span><text:span text:style-name="T7"> to balance the ability to absorb, deal, and </text:span><text:span text:style-name="T8">heal damage.</text:span></text:p></text:note-body></text:note></text:span><text:span text:style-name="T10"> In December 2009, Blizzard implemented an automated LFG system where a player identifies the 5 player dungeon they want to complete, designate the role within the group they want to play, and the system composes players across multiple servers into a group and teleports them to the dungeon in question. This feature effectively mitigated the coordination problem of 5 player dungeons, but how well did it promote participation in higher tier content, the 10 or 25 player dungeons? For Blizzard, answering this question helps optimize future content development. They may be inclined to shift resources to or away from higher tier end-game content, or to other types of end-game content all together. How exactly do we determine this efficacy of the LFG system?</text:span></text:p>
      <text:p text:style-name="P6"/>
      <text:p text:style-name="P17"><text:tab/><text:span text:style-name="T72"> Luckily, the domain space of our research question, player behavior in a massively multiplayer online role playing game (MMORPG), ensures that we have access to a big and always-on dataset. The player behavior we are interested in measuring only occurs when a player is connected to one of WoW's many severs. <text:s/>Additionally, in the period roughly before, during, and after the release of the LFG system, World of Warcraft had ~11.5 million active subscribers,</text:span><text:span text:style-name="T72"><text:note text:id="ftn0" text:note-class="footnote"><text:note-citation>2</text:note-citation><text:note-body><text:p text:style-name="Footnote"><text:reference-mark-start text:name="ZOTERO_ITEM {&quot;citationID&quot;:&quot;VRRgpMKA&quot;,&quot;properties&quot;:{&quot;formattedCitation&quot;:&quot;{\\rtf \\uc0\\u8220{}World of Warcraft Subscribers 2005-2013 (and Beyond).\\uc0\\u8221{}}&quot;,&quot;plainCitation&quot;:&quot;“World of Warcraft Subscribers 2005-2013 (and Beyond).”&quot;},&quot;citationItems&quot;:[{&quot;id&quot;:31,&quot;uris&quot;:[&quot;http://zotero.org/users/local/iPlUITWS/items/6ZN4ECBS&quot;],&quot;uri&quot;:[&quot;http://zotero.org/users/local/iPlUITWS/items/6ZN4ECBS&quot;]}]} RNDEd0m3wgCDc"/><text:span text:style-name="T7">“World of Warcraft Subscribers 2005-2013 (and Beyond).”</text:span><text:reference-mark-end text:name="ZOTERO_ITEM {&quot;citationID&quot;:&quot;VRRgpMKA&quot;,&quot;properties&quot;:{&quot;formattedCitation&quot;:&quot;{\\rtf \\uc0\\u8220{}World of Warcraft Subscribers 2005-2013 (and Beyond).\\uc0\\u8221{}}&quot;,&quot;plainCitation&quot;:&quot;“World of Warcraft Subscribers 2005-2013 (and Beyond).”&quot;},&quot;citationItems&quot;:[{&quot;id&quot;:31,&quot;uris&quot;:[&quot;http://zotero.org/users/local/iPlUITWS/items/6ZN4ECBS&quot;],&quot;uri&quot;:[&quot;http://zotero.org/users/local/iPlUITWS/items/6ZN4ECBS&quot;]}]} RNDEd0m3wgCDc"/></text:p></text:note-body></text:note></text:span><text:span text:style-name="T72"> and each subscriber was allowed up to 10 characters per server, with a maximum of 50 characters total. Typically, if a subscriber has multiple characters, he or she designates one or two of them as their main </text:span><text:soft-page-break/><text:span text:style-name="T72">characters (mains) and the rest as their alternate characters (alts). The activity of any player character, main or alt, is germane to determining the LFG system's effect on high tier end-game play, but only if these characters are at the level-cap (80 during the period of interest). Fortunately, WoW character levels are skewed toward the level-cap,</text:span><text:span text:style-name="T72"><text:note text:id="ftn2" text:note-class="footnote"><text:note-citation>3</text:note-citation><text:note-body><text:p text:style-name="P18"><text:reference-mark-start text:name="ZOTERO_ITEM {&quot;citationID&quot;:&quot;VSJfiYRg&quot;,&quot;properties&quot;:{&quot;formattedCitation&quot;:&quot;{\\rtf \\uc0\\u8220{}Level Distribution - World of Warcraft.\\uc0\\u8221{}}&quot;,&quot;plainCitation&quot;:&quot;“Level Distribution - World of Warcraft.”&quot;},&quot;citationItems&quot;:[{&quot;id&quot;:33,&quot;uris&quot;:[&quot;http://zotero.org/users/local/iPlUITWS/items/ISSTJ4J2&quot;],&quot;uri&quot;:[&quot;http://zotero.org/users/local/iPlUITWS/items/ISSTJ4J2&quot;]}]} RND7xdSEB7vjP"/>“Level Distribution - World of Warcraft.”<text:reference-mark-end text:name="ZOTERO_ITEM {&quot;citationID&quot;:&quot;VSJfiYRg&quot;,&quot;properties&quot;:{&quot;formattedCitation&quot;:&quot;{\\rtf \\uc0\\u8220{}Level Distribution - World of Warcraft.\\uc0\\u8221{}}&quot;,&quot;plainCitation&quot;:&quot;“Level Distribution - World of Warcraft.”&quot;},&quot;citationItems&quot;:[{&quot;id&quot;:33,&quot;uris&quot;:[&quot;http://zotero.org/users/local/iPlUITWS/items/ISSTJ4J2&quot;],&quot;uri&quot;:[&quot;http://zotero.org/users/local/iPlUITWS/items/ISSTJ4J2&quot;]}]} RND7xdSEB7vjP"/></text:p></text:note-body></text:note></text:span><text:span text:style-name="T72"> so there are millions of relevant characters to choose from. Assuming Blizzard is invested in making WoW a better game <text:s/>for players, the game's servers log a number of statistics, so among the large base of level-cap characters we can determine how many times characters have completed specific dungeons. Thus, we can calculate the probability that during a period of time, a character, conditional on completing 5 man dungeons, also completed 10 or 25 player dungeons. Additionally, it would be prudent to assess only those characters who had already reached the level cap at the beginning of the periods in question. By comparing these probabilities in periods</text:span><text:span text:style-name="T72"><text:note text:id="ftn3" text:note-class="footnote"><text:note-citation>4</text:note-citation><text:note-body><text:p text:style-name="P19">Taking a cue from some of the other studies we have read, it would be prudent to vary the length of these periods to test the robustness of the results.</text:p></text:note-body></text:note></text:span><text:span text:style-name="T72"> before and after the release of the LFG system, the effect on the play of higher tier content can be evaluated. These probabilities can also be determined for different subgroups, like character class,</text:span><text:span text:style-name="T72"><text:note text:id="ftn4" text:note-class="footnote"><text:note-citation>5</text:note-citation><text:note-body><text:p text:style-name="P20">Characters in WoW can be of 10 character classes with unique skills and abilities. Each character class serves one or more of the following roles: Damage dealer, damage absorber, and damage healer.</text:p></text:note-body></text:note></text:span><text:span text:style-name="T72"> hours played, geographic region, etc., assuming each cut of data has an adequate number of observations.</text:span></text:p>
      <text:p text:style-name="P8"/>
      <text:p text:style-name="P9"><text:tab/><text:span text:style-name="T73">However, the domain space of player behavior in MMORPGs also ensures that we must contend with a few bad characteristics of big data, namely drifting and algorithmic confounding. Although WoW subscriber numbers in the year preceding and following the introduction of the LFG system are relatively stable, there is very likely some element of population drift. The stable numbers are probably the result of the number of new/returning subscribers and leaving subscribers maintaining a rough equilibrium. In the case of this population drift, care can be taken to assess the characters of only those subscribers active in both before and after the introduction of the LFG system. Dealing with the conflation of usage drift, system drift, and algorithmic confounding is more complicated. </text:span></text:p>
      <text:p text:style-name="P9"/>
      <text:p text:style-name="P9"><text:span text:style-name="T73"><text:tab/>Usage drift, as it relates to WoW, centers around the progression of the “metagame”, or community norms associated with in-game strategy (character specialization, group composition, etc.) and gameplay (ability usage, nuances of cooperative and solo play). System drift then, occurs when Blizzard updates WoW with content patches, that, in addition to extending the end-game, also tweak the finer points of the game's character class system, in an effort to make the game more balanced. The balancing aspect of these patches is often a direct response usage drift in the </text:span><text:soft-page-break/><text:span text:style-name="T73">metagame. The LFG system was delivered in one of these content patches, a system drift event meant to alter user behavior by affecting the metagame, but also by adding a new highest tier of end-game content. Effectively evaluating the impact of the LFG system on higher tier play must take into account the evolution of end-game content and balances that were delivered in the same content patch.</text:span></text:p>
      <text:p text:style-name="P9"/>
      <text:p text:style-name="P9"><text:tab/><text:span text:style-name="T74">System drift due to character class tweaks can be somewhat offset by focusing attention on individual subscribers/players and their characters rather than the total pool of characters. Hopefully, individual players will simply adjust the mix of character classes they usually play and their other playing behavior will remain relatively intact. Additionally, the high cost of advancing a character to the level cap and end-game progression helps disincentive any major change in classes played. Thanks to the number of subscribers and characters in WoW, one can also compensate for the fact that the end-game before the LFG patch, is not the same as the one after the patch. Since the patch simply added a new highest tier of difficulty to the end-game, the pool of subscribers to analyze can be narrowed down to only include those who </text:span><text:span text:style-name="T13">have not</text:span><text:span text:style-name="T16"> been able to reach the highest tier of </text:span><text:span text:style-name="T17">end-game content during the last patch. </text:span><text:span text:style-name="T18">While this doesn't remove the motivating factor of the new highest tier content, it does </text:span><text:span text:style-name="T19">focus attention on players with roughly the same level of </text:span><text:span text:style-name="T20">end-game content </text:span><text:span text:style-name="T71">completion</text:span><text:span text:style-name="T20">. </text:span><text:span text:style-name="T21">Drifting and algorithmic confounding are not death knells for this research question, </text:span><text:span text:style-name="T22">but t</text:span><text:span text:style-name="T23">hey do </text:span><text:span text:style-name="T24">prev</text:span><text:span text:style-name="T25">ent </text:span><text:span text:style-name="T34">studying the</text:span><text:span text:style-name="T29"> </text:span><text:span text:style-name="T26">introduction of the LFG system as a natural experiment. </text:span><text:span text:style-name="T27">Rather, </text:span><text:span text:style-name="T28">ascertaining </text:span><text:span text:style-name="T30">the system's effect </text:span><text:span text:style-name="T31">on </text:span><text:span text:style-name="T32">higher tier end-game participation </text:span><text:span text:style-name="T33">i</text:span><text:span text:style-name="T37">nvolves a</text:span><text:span text:style-name="T38"> </text:span><text:span text:style-name="T41">caref</text:span><text:span text:style-name="T42">ul</text:span><text:span text:style-name="T35"> obse</text:span><text:span text:style-name="T36">rvational study </text:span><text:span text:style-name="T39">that leverages </text:span><text:span text:style-name="T40">knowledge of WoW's systems and its massive subscriber base.</text:span></text:p>
      <text:p text:style-name="P15"><text:tab/></text:p>
      <text:p text:style-name="P9"><text:span text:style-name="T40"><text:tab/></text:span><text:span text:style-name="T43">Of course, </text:span><text:span text:style-name="T44">provided Blizzard has in fact stored all of the necessary data to embark on this project, </text:span><text:span text:style-name="T45">they are still a private company, </text:span><text:span text:style-name="T46">and might not be inclined to share their data. </text:span><text:span text:style-name="T47">At the very least however, </text:span><text:span text:style-name="T48">releasing the data only </text:span><text:span text:style-name="T49">provides a very modest privacy risk to the subscribers involved. </text:span><text:span text:style-name="T50">Character names and subscriber email addresses can always be anon</text:span><text:span text:style-name="T51">y</text:span><text:span text:style-name="T50">mized, </text:span><text:span text:style-name="T52">and it is unlikely that the 7 to 9 year old playing statistics can </text:span><text:span text:style-name="T53">be used to identify individual characters, </text:span><text:span text:style-name="T54">let alone subscribers.</text:span><text:span text:style-name="T54"><text:note text:id="ftn5" text:note-class="footnote"><text:note-citation>6</text:note-citation><text:note-body><text:p text:style-name="P21"><text:span text:style-name="T7">An omission of analysis across geographic regions (and hence omitting the need to publish region identification) can also help protect subscriber privacy.</text:span></text:p></text:note-body></text:note></text:span><text:span text:style-name="T54"> </text:span><text:span text:style-name="T55">The age of the data might also </text:span><text:span text:style-name="T56">better incline Blizzard to release </text:span><text:span text:style-name="T57">it. </text:span><text:span text:style-name="T58">Although WoW is still being played as of 2016, </text:span><text:span text:style-name="T59">the data I'm interested in, given the changes the game has experienced since then, </text:span><text:span text:style-name="T60">would hardly hurt or even affect the state of the game now. </text:span><text:span text:style-name="T61">Blizzard might also be able to utilize the results of any research conducted that </text:span><text:span text:style-name="T64">h</text:span><text:span text:style-name="T62">elps to assess a behavior (</text:span><text:span text:style-name="T66">increased p</text:span><text:span text:style-name="T67">articipation in game content</text:span><text:span text:style-name="T62">) </text:span><text:span text:style-name="T63">that </text:span><text:span text:style-name="T65">they are very much in the business of promoting </text:span><text:span text:style-name="T68">in </text:span><text:span text:style-name="T65">WoW's current iteration and a number of other </text:span><text:span text:style-name="T69">popular titles they </text:span><text:span text:style-name="T70">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1a1e8c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span text:style-name="MT1">McClellan </text:span><text:page-number text:select-page="current">4</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7:32:09.325220974</meta:creation-date>
    <dc:date>2016-10-23T19:19:12.550402547</dc:date>
    <meta:editing-duration>P1DT15H41M18S</meta:editing-duration>
    <meta:editing-cycles>1086</meta:editing-cycles>
    <meta:generator>LibreOffice/4.2.8.2$Linux_X86_64 LibreOffice_project/420m0$Build-2</meta:generator>
    <meta:document-statistic meta:table-count="0" meta:image-count="0" meta:object-count="0" meta:page-count="4" meta:paragraph-count="21" meta:word-count="1506" meta:character-count="9366" meta:non-whitespace-character-count="7864"/>
    <meta:user-defined meta:name="ZOTERO_PREF_1">&lt;data data-version="3" zotero-version="4.0.29.10"&gt;&lt;session id="CtgAySX1"/&gt;&lt;style id="http://www.zotero.org/styles/chicago-note-bibliography" locale="en-US" hasBibliography="1" bibliographyStyleHasBeenSet="0"/&gt;&lt;prefs&gt;&lt;pref name="fieldType" value="Reference</meta:user-defined>
    <meta:user-defined meta:name="ZOTERO_PREF_2">Mark"/&gt;&lt;pref name="storeReferences" value=""/&gt;&lt;pref name="automaticJournalAbbreviations" value="true"/&gt;&lt;pref name="noteType" value="1"/&gt;&lt;/prefs&gt;&lt;/data&gt;</meta:user-defined>
  </office:meta>
</office:document-meta>
</file>